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SymbolMT" svg:font-family="SymbolMT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6.6111in" fo:margin-left="0.075in" fo:margin-top="0in" fo:margin-bottom="0in" table:align="left" style:writing-mode="lr-tb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3.2208in"/>
    </style:style>
    <style:style style:name="Table1.C" style:family="table-column">
      <style:table-column-properties style:column-width="2.2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.075in" fo:padding-right="0.075in" fo:padding-top="0in" fo:padding-bottom="0in" fo:border="0.5pt solid #000000"/>
    </style:style>
    <style:style style:name="Table1.6" style:family="table-row">
      <style:table-row-properties style:min-row-height="0.0486in" fo:keep-together="auto"/>
    </style:style>
    <style:style style:name="Table1.C6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8444in" fo:margin-left="0in" fo:margin-top="0in" fo:margin-bottom="0in" table:align="left" style:writing-mode="lr-tb"/>
    </style:style>
    <style:style style:name="Table2.A" style:family="table-column">
      <style:table-column-properties style:column-width="3.2875in"/>
    </style:style>
    <style:style style:name="Table2.B" style:family="table-column">
      <style:table-column-properties style:column-width="0.659in"/>
    </style:style>
    <style:style style:name="Table2.C" style:family="table-column">
      <style:table-column-properties style:column-width="1.4417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0.9583in"/>
    </style:style>
    <style:style style:name="Table2.F" style:family="table-column">
      <style:table-column-properties style:column-width="0.3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5.6063in" fo:margin-left="0in" fo:margin-top="0in" fo:margin-bottom="0in" table:align="left" style:writing-mode="lr-tb"/>
    </style:style>
    <style:style style:name="Table3.A" style:family="table-column">
      <style:table-column-properties style:column-width="0.9604in"/>
    </style:style>
    <style:style style:name="Table3.B" style:family="table-column">
      <style:table-column-properties style:column-width="0.6569in"/>
    </style:style>
    <style:style style:name="Table3.C" style:family="table-column">
      <style:table-column-properties style:column-width="0.3285in"/>
    </style:style>
    <style:style style:name="Table3.D" style:family="table-column">
      <style:table-column-properties style:column-width="0.6556in"/>
    </style:style>
    <style:style style:name="Table3.E" style:family="table-column">
      <style:table-column-properties style:column-width="0.375in"/>
    </style:style>
    <style:style style:name="Table3.F" style:family="table-column">
      <style:table-column-properties style:column-width="0.2458in"/>
    </style:style>
    <style:style style:name="Table3.G" style:family="table-column">
      <style:table-column-properties style:column-width="0.7396in"/>
    </style:style>
    <style:style style:name="Table3.H" style:family="table-column">
      <style:table-column-properties style:column-width="0.2201in"/>
    </style:style>
    <style:style style:name="Table3.I" style:family="table-column">
      <style:table-column-properties style:column-width="0.025in"/>
    </style:style>
    <style:style style:name="Table3.J" style:family="table-column">
      <style:table-column-properties style:column-width="0.3674in"/>
    </style:style>
    <style:style style:name="Table3.K" style:family="table-column">
      <style:table-column-properties style:column-width="0.5924in"/>
    </style:style>
    <style:style style:name="Table3.L" style:family="table-column">
      <style:table-column-properties style:column-width="0.4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E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E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6861in" fo:margin-left="0in" fo:margin-top="0in" fo:margin-bottom="0in" table:align="left" style:writing-mode="lr-tb"/>
    </style:style>
    <style:style style:name="Table4.A" style:family="table-column">
      <style:table-column-properties style:column-width="3.3431in"/>
    </style:style>
    <style:style style:name="Table4.1" style:family="table-row">
      <style:table-row-properties style:min-row-height="0.2194in" fo:keep-together="auto"/>
    </style:style>
    <style:style style:name="Table4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4.2" style:family="table-row">
      <style:table-row-properties style:min-row-height="0.1667in" fo:keep-together="auto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4389in" fo:margin-left="0.1278in" fo:margin-top="0in" fo:margin-bottom="0in" table:align="left" style:writing-mode="lr-tb"/>
    </style:style>
    <style:style style:name="Table5.A" style:family="table-column">
      <style:table-column-properties style:column-width="2.2528in"/>
    </style:style>
    <style:style style:name="Table5.B" style:family="table-column">
      <style:table-column-properties style:column-width="0.9674in"/>
    </style:style>
    <style:style style:name="Table5.C" style:family="table-column">
      <style:table-column-properties style:column-width="2.2632in"/>
    </style:style>
    <style:style style:name="Table5.D" style:family="table-column">
      <style:table-column-properties style:column-width="0.955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5.C2" style:family="table-cell">
      <style:table-cell-properties fo:padding-left="0.075in" fo:padding-right="0.075in" fo:padding-top="0in" fo:padding-bottom="0in" fo:border="0.5pt solid #000000"/>
    </style:style>
    <style:style style:name="Table5.D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language="ru" fo:country="RU" style:font-name-asian="Calibri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ru" fo:country="RU" officeooo:rsid="001600d3" officeooo:paragraph-rsid="001600d3" style:font-name-asian="Calibri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language="ru" fo:country="RU" fo:font-weight="bold" style:font-name-asian="TimesNewRoman" style:font-size-asian="12pt" style:language-asian="ru" style:country-asian="RU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style:font-name="Times New Roman" fo:font-size="10pt" fo:language="ru" fo:country="RU" style:font-name-asian="Calibri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ru" fo:country="RU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50%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super 58%" style:font-name="Times New Roman" fo:font-size="12pt" fo:language="ru" fo:country="RU" fo:font-weight="bold" style:font-name-asian="TimesNewRoman" style:font-size-asian="12pt" style:language-asian="ru" style:country-asian="RU" style:font-weight-asian="bold" style:font-name-complex="Times New Roman1" style:font-size-complex="12pt"/>
    </style:style>
    <style:style style:name="P13" style:family="paragraph" style:parent-style-name="Standard">
      <style:paragraph-properties fo:margin-top="0.0835in" fo:margin-bottom="0in" loext:contextual-spacing="false" fo:line-height="150%" fo:text-align="center" style:justify-single-word="false"/>
    </style:style>
    <style:style style:name="P14" style:family="paragraph" style:parent-style-name="Standard">
      <style:paragraph-properties fo:margin-top="0.0835in" fo:margin-bottom="0in" loext:contextual-spacing="false" fo:line-height="150%" fo:text-align="justify" style:justify-single-word="false"/>
    </style:style>
    <style:style style:name="P15" style:family="paragraph" style:parent-style-name="Standard">
      <style:paragraph-properties fo:margin-top="0.0835in" fo:margin-bottom="0in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>
        <style:tab-stops>
          <style:tab-stop style:position="6.202in"/>
        </style:tab-stops>
      </style:paragraph-properties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officeooo:rsid="001804e6" officeooo:paragraph-rsid="001804e6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language="ru" fo:country="RU" style:font-name-asian="Calibri1" style:font-size-asian="12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language="ru" fo:country="RU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language="ru" fo:country="RU" style:font-name-asian="TimesNewRoman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fo:line-height="150%"/>
      <style:text-properties style:text-position="super 58%" style:font-name="Times New Roman" fo:font-size="12pt" fo:language="ru" fo:country="RU" style:font-name-asian="TimesNewRoman" style:font-size-asian="12pt" style:language-asian="ru" style:country-asian="RU" style:font-name-complex="Times New Roman1" style:font-size-complex="12pt" style:font-weight-complex="bold"/>
    </style:style>
    <style:style style:name="P27" style:family="paragraph" style:parent-style-name="Standard">
      <style:paragraph-properties fo:margin-top="0.0835in" fo:margin-bottom="0in" loext:contextual-spacing="false" fo:line-height="150%" fo:text-align="center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.0835in" fo:margin-bottom="0in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List_20_Paragraph" style:list-style-name="WWNum1">
      <style:paragraph-properties fo:margin-top="0.0835in" fo:margin-bottom="0in" loext:contextual-spacing="true" fo:line-height="15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name-asian="TimesNewRoman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name-asian="TimesNewRoman" style:font-size-asian="12pt" style:language-asian="ru" style:country-asian="RU" style:font-weight-asian="bold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officeooo:rsid="001600d3" style:font-size-asian="12pt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/>
    </style:style>
    <style:style style:name="T9" style:family="text">
      <style:text-properties style:font-name="Times New Roman" fo:font-size="12pt" fo:language="en" fo:country="US" style:font-name-asian="TimesNewRoman" style:font-size-asian="12pt" style:language-asian="ru" style:country-asian="RU" style:font-size-complex="12pt"/>
    </style:style>
    <style:style style:name="T10" style:family="text">
      <style:text-properties style:font-name="Times New Roman" fo:font-size="12pt" fo:language="en" fo:country="US" fo:font-weight="bold" style:font-name-asian="TimesNewRoman" style:font-size-asian="12pt" style:language-asian="ru" style:country-asian="RU" style:font-weight-asian="bold" style:font-size-complex="12pt"/>
    </style:style>
    <style:style style:name="T11" style:family="text">
      <style:text-properties style:font-name="Times New Roman" fo:font-size="12pt" style:font-name-asian="SymbolMT" style:font-size-asian="12pt" style:language-asian="ru" style:country-asian="RU" style:font-size-complex="12pt"/>
    </style:style>
    <style:style style:name="T12" style:family="text">
      <style:text-properties style:font-name="Times New Roman" fo:font-size="12pt" style:font-name-asian="TimesNewRoman" style:font-size-asian="12pt" style:language-asian="ru" style:country-asian="RU" style:font-size-complex="12pt"/>
    </style:style>
    <style:style style:name="T13" style:family="text">
      <style:text-properties style:font-name="Times New Roman" fo:font-size="12pt" fo:language="ru" fo:country="RU" officeooo:rsid="001600d3" style:font-name-asian="Calibri1" style:font-size-asian="12pt" style:font-name-complex="Times New Roman1" style:font-size-complex="12pt"/>
    </style:style>
    <style:style style:name="T14" style:family="text">
      <style:text-properties style:font-name="Times New Roman" fo:font-size="14pt" style:font-name-asian="TimesNewRoman" style:font-size-asian="14pt" style:font-size-complex="14pt"/>
    </style:style>
    <style:style style:name="T15" style:family="text">
      <style:text-properties style:font-name="Times New Roman" fo:font-size="14pt" style:font-name-asian="TimesNewRoman" style:font-size-asian="14pt" style:language-asian="ru" style:country-asian="RU" style:font-size-complex="14pt"/>
    </style:style>
    <style:style style:name="T16" style:family="text">
      <style:text-properties style:text-position="sub 58%" style:font-name="Times New Roman" fo:font-size="12pt" fo:font-weight="bold" style:font-name-asian="TimesNewRoman" style:font-size-asian="12pt" style:language-asian="ru" style:country-asian="RU" style:font-weight-asian="bold" style:font-size-complex="12pt"/>
    </style:style>
    <style:style style:name="T17" style:family="text">
      <style:text-properties style:text-position="sub 58%" style:font-name="Times New Roman" fo:font-size="12pt" fo:font-weight="bold" style:font-name-asian="TimesNewRoman" style:font-size-asian="12pt" style:font-weight-asian="bold" style:font-size-complex="12pt"/>
    </style:style>
    <style:style style:name="T18" style:family="text">
      <style:text-properties style:text-position="super 58%" style:font-name="Times New Roman" fo:font-size="12pt" style:font-name-asian="TimesNewRoman" style:font-size-asian="12pt" style:language-asian="ru" style:country-asian="RU" style:font-size-complex="12pt"/>
    </style:style>
    <style:style style:name="T19" style:family="text">
      <style:text-properties style:text-position="25% 100%" style:font-name="Times New Roman" fo:font-size="12pt" style:font-name-asian="TimesNewRoman" style:font-size-asian="12pt" style:language-asian="ru" style:country-asian="RU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орма отчёта по лабораторной работе «Защита от лазерного излучения»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4">МГТУ им. Н.Э.Баумана</text:p>
            <text:p text:style-name="P4">НУК «Э»</text:p>
            <text:p text:style-name="P4">Кафедра Э9</text:p>
          </table:table-cell>
          <table:table-cell table:style-name="Table1.A1" table:number-rows-spanned="6" office:value-type="string">
            <text:p text:style-name="P13"><text:span text:style-name="T6">Отчёт</text:span><text:span text:style-name="T4"> о лабораторной работе </text:span></text:p>
            <text:p text:style-name="P27">«Защита от лазерного излучения»</text:p>
            <text:p text:style-name="P4"/>
          </table:table-cell>
          <table:table-cell table:style-name="Table1.C1" office:value-type="string">
            <text:p text:style-name="P2"><text:span text:style-name="T4">ИУ</text:span><text:span text:style-name="T6">7</text:span><text:span text:style-name="T4">-7</text:span><text:span text:style-name="T6">6</text:span><text:span text:style-name="T4">Б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4">(индекс группы)</text:p>
          </table:table-cell>
        </table:table-row>
        <table:table-row table:style-name="Table1.1">
          <table:covered-table-cell/>
          <table:covered-table-cell/>
          <table:table-cell table:style-name="Table1.C3" office:value-type="string">
            <text:p text:style-name="P6">Гасанзаде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"><text:span text:style-name="T13">Мухаммедали</text:span><text:span text:style-name="T4"> </text:span></text:p>
          </table:table-cell>
        </table:table-row>
        <table:table-row table:style-name="Table1.1">
          <table:covered-table-cell/>
          <table:covered-table-cell/>
          <table:table-cell table:style-name="Table1.C5" office:value-type="string">
            <text:p text:style-name="P6">Алиназим оглы</text:p>
          </table:table-cell>
        </table:table-row>
        <table:table-row table:style-name="Table1.6">
          <table:covered-table-cell/>
          <table:covered-table-cell/>
          <table:table-cell table:style-name="Table1.C6" office:value-type="string">
            <text:p text:style-name="P4">(Ф.И.О. студентов)</text:p>
          </table:table-cell>
        </table:table-row>
      </table:table>
      <text:p text:style-name="P16"/>
      <text:p text:style-name="P11"><text:span text:style-name="T1">Параметры лазера: </text:span><text:span text:style-name="T4">вариант</text:span><text:span text:style-name="T7"> 2</text:span><text:span text:style-name="T4"> тип: твердотельный (на кристалле алюмоиттриевого граната, активированного ионами </text:span><text:span text:style-name="T8">Nd</text:span><text:span text:style-name="T4">); </text:span><text:span text:style-name="T11">λ </text:span><text:span text:style-name="T12">= 694 нм; режим: импульсный с модуляцией добротности, длительность импульса </text:span><draw:frame draw:style-name="fr2" draw:name="1" text:anchor-type="as-char" svg:width="0.8902in" svg:height="0.207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2"><text:s/>частота следования импульсов </text:span><text:span text:style-name="T9">f</text:span><text:span text:style-name="T12">= 20 Гц; выходная мощность: </text:span><text:span text:style-name="T10">P</text:span><text:span text:style-name="T12"> = 2 Вт; диаметр пятна </text:span><text:span text:style-name="T10">d</text:span><text:span text:style-name="T16">п</text:span><text:span text:style-name="T12"> = 0,012 м; </text:span><text:span text:style-name="T4">коэффициент отражения излучения материалом мишени 0,27 ; </text:span><text:span text:style-name="T12">количество воздействий на глаза: 15; на кожу 15 </text:span><text:span text:style-name="T4">.</text:span></text:p>
      <text:p text:style-name="P11"><text:span text:style-name="T1">Задание №1. «</text:span><text:span text:style-name="T4">Оценка опасности лазерной установки при облучении глаз»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Норма при облучении глаз прямым пучком:</text:p>
          </table:table-cell>
          <table:table-cell table:style-name="Table2.A1" office:value-type="string">
            <text:p text:style-name="P9"><text:span text:style-name="T2">Р</text:span><text:span text:style-name="T17">ПДУ </text:span><text:span text:style-name="T2">=</text:span></text:p>
          </table:table-cell>
          <table:table-cell table:style-name="Table2.C1" office:value-type="string">
            <text:p text:style-name="P9"><draw:frame draw:style-name="fr2" draw:name="2" text:anchor-type="as-char" svg:width="1.0839in" svg:height="0.2154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2.A1" office:value-type="string">
            <text:p text:style-name="P24">=</text:p>
          </table:table-cell>
          <table:table-cell table:style-name="Table2.C1" office:value-type="string">
            <text:p text:style-name="P8"><text:span text:style-name="T4">0</text:span><text:span text:style-name="T8">.00007</text:span></text:p>
          </table:table-cell>
          <table:table-cell table:style-name="Table2.A1" office:value-type="string">
            <text:p text:style-name="P5">Вт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26">запишите формулу</text:p>
          </table:table-cell>
          <table:table-cell table:style-name="Table2.A1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10"><text:span text:style-name="T1">Заключение:</text:span><text:span text:style-name="T4"> однократное облучение глаз прямым пучком опасно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3" office:value-type="string">
            <text:p text:style-name="P5">Угловой размер пятна:</text:p>
          </table:table-cell>
          <table:covered-table-cell/>
          <table:covered-table-cell/>
          <table:table-cell table:style-name="Table3.A1" office:value-type="string">
            <text:p text:style-name="P8"><text:span text:style-name="T14">α</text:span><text:span text:style-name="T17"> </text:span><text:span text:style-name="T2">=</text:span></text:p>
          </table:table-cell>
          <table:table-cell table:style-name="Table3.E1" table:number-columns-spanned="3" office:value-type="string">
            <text:p text:style-name="P8"><draw:frame draw:style-name="fr2" draw:name="3" text:anchor-type="as-char" svg:width="1.0244in" svg:height="0.2134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covered-table-cell/>
          <table:covered-table-cell/>
          <table:table-cell table:style-name="Table3.A1" table:number-columns-spanned="2" office:value-type="string">
            <text:p text:style-name="P24">=</text:p>
          </table:table-cell>
          <table:covered-table-cell/>
          <table:table-cell table:style-name="Table3.E1" table:number-columns-spanned="2" office:value-type="string">
            <text:p text:style-name="P5">0,12</text:p>
          </table:table-cell>
          <table:covered-table-cell/>
          <table:table-cell table:style-name="Table3.A1" office:value-type="string">
            <text:p text:style-name="P5">рад;</text:p>
          </table:table-cell>
        </table:table-row>
        <table:table-row table:style-name="Table3.1">
          <table:table-cell table:style-name="Table3.A1" table:number-columns-spanned="3" office:value-type="string">
            <text:p text:style-name="P5"/>
          </table:table-cell>
          <table:covered-table-cell/>
          <table:covered-table-cell/>
          <table:table-cell table:style-name="Table3.A1" office:value-type="string">
            <text:p text:style-name="P12"/>
          </table:table-cell>
          <table:table-cell table:style-name="Table3.E2" table:number-columns-spanned="3" office:value-type="string">
            <text:p text:style-name="P26">запишите формулу</text:p>
          </table:table-cell>
          <table:covered-table-cell/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E2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25">Поправка:</text:p>
          </table:table-cell>
          <table:table-cell table:style-name="Table3.A1" office:value-type="string">
            <text:p text:style-name="P8"><text:span text:style-name="T2">В</text:span><text:span text:style-name="T17"> </text:span><text:span text:style-name="T2">=</text:span></text:p>
          </table:table-cell>
          <table:table-cell table:style-name="Table3.E1" table:number-columns-spanned="3" office:value-type="string">
            <text:p text:style-name="P8"><draw:frame draw:style-name="fr2" draw:name="4" text:anchor-type="as-char" svg:width="0.8693in" svg:height="0.2075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covered-table-cell/>
          <table:covered-table-cell/>
          <table:table-cell table:style-name="Table3.A1" office:value-type="string">
            <text:p text:style-name="P24">=</text:p>
          </table:table-cell>
          <table:table-cell table:style-name="Table3.E1" table:number-columns-spanned="2" office:value-type="string">
            <text:p text:style-name="P5">15,4</text:p>
          </table:table-cell>
          <table:covered-table-cell/>
          <table:table-cell table:style-name="Table3.A1" table:number-columns-spanned="2" office:value-type="string">
            <text:p text:style-name="P5">.</text:p>
          </table:table-cell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/>
          </table:table-cell>
          <table:table-cell table:style-name="Table3.E2" table:number-columns-spanned="3" office:value-type="string">
            <text:p text:style-name="P26">запишите формулу</text:p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E2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P18"><text:span text:style-name="T4">Норма при облучении глаз </text:span><text:span text:style-name="T6">отражённым</text:span><text:span text:style-name="T4"> пучком: </text:span><text:span text:style-name="T3">Р</text:span><text:span text:style-name="T18">*</text:span><text:span text:style-name="T16">ПДУ </text:span><text:span text:style-name="T12">=</text:span><text:span text:style-name="T3">В</text:span><text:span text:style-name="T19">.</text:span><text:span text:style-name="T10">P</text:span><text:span text:style-name="T16">ПДУ</text:span><text:span text:style-name="T12"> =</text:span><text:span text:style-name="T4">0,00</text:span><text:bookmark text:name="_GoBack"/><text:span text:style-name="T4">1078 Вт</text:span></text:p>
      <text:p text:style-name="P17"><text:span text:style-name="T4">Расчётное значение мощности </text:span><text:span text:style-name="T6">отражённого</text:span><text:span text:style-name="T4"> излучения: </text:span><text:span text:style-name="T3">Р</text:span><text:span text:style-name="T18">*</text:span><text:span text:style-name="T12"> = </text:span><text:span text:style-name="T15">ρ</text:span><text:span text:style-name="T19">.</text:span><text:span text:style-name="T10">P</text:span><text:span text:style-name="T12"> = 0,54 Вт</text:span></text:p>
      <text:p text:style-name="P10"><text:span text:style-name="T1">Заключение:</text:span><text:span text:style-name="T4"> однократное облучение глаз отраженным излучением опасно.</text:span></text:p>
      <text:p text:style-name="P10"><text:span text:style-name="T1">Задание №2.</text:span><text:span text:style-name="T4"> «Оценка опасности лазерной установки при облучении кожи».</text:span></text:p>
      <text:p text:style-name="P17"><text:span text:style-name="T4">Норма при облучении кожи: </text:span><text:span text:style-name="T3">Е</text:span><text:span text:style-name="T16">ПДУ</text:span><text:span text:style-name="T12"> = </text:span><draw:frame draw:style-name="fr1" draw:name="5" text:anchor-type="as-char" svg:y="-0.172in" svg:width="0.3583in" svg:height="0.2075in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12">Вт/м</text:span><text:span text:style-name="T18">2</text:span><text:span text:style-name="T12">; </text:span><text:span text:style-name="T10">P</text:span><text:span text:style-name="T16">ПДУ </text:span><text:span text:style-name="T3">= </text:span><text:span text:style-name="T10">S</text:span><text:span text:style-name="T16">А</text:span><text:span text:style-name="T19">.</text:span><text:span text:style-name="T3">Е</text:span><text:span text:style-name="T16">ПДУ </text:span><text:span text:style-name="T12">= 0,55 Вт</text:span></text:p>
      <text:p text:style-name="P17"><text:span text:style-name="T4">Расчётное значение мощности </text:span><text:span text:style-name="T6">отражённого</text:span><text:span text:style-name="T4"> излучения: </text:span><text:span text:style-name="T3">Р</text:span><text:span text:style-name="T18">*</text:span><text:span text:style-name="T12"> = </text:span><text:span text:style-name="T15">ρ*</text:span><text:span text:style-name="T10">P</text:span><text:span text:style-name="T12"> = 0,54 <text:s/>Вт</text:span></text:p>
      <text:p text:style-name="P11"><text:span text:style-name="T1">Заключение:</text:span><text:span text:style-name="T4"> однократное облучение кожи прямым пучком опасно, </text:span><text:span text:style-name="T6">отражённым</text:span><text:span text:style-name="T4"> излучением опасно.</text:span></text:p>
      <text:p text:style-name="P10"><text:span text:style-name="T1">Задание №3. </text:span><text:span text:style-name="T4">«Подбор материалов для защиты от лазерного излучения».</text:span></text:p>
      <text:p text:style-name="P17"><text:span text:style-name="T4">Нормативное значение мощности при хроническом облучении глаз </text:span><text:span text:style-name="T3">Р</text:span><text:span text:style-name="T16">ПДУ</text:span><text:span text:style-name="T12">= 0,00000008Вт</text:span></text:p>
      <text:p text:style-name="P29">Нормативное значение мощности при хроническом облучении кожи </text:p>
      <text:p text:style-name="P17"><text:span text:style-name="T3">Р</text:span><text:span text:style-name="T16">ПДУ</text:span><text:span text:style-name="T12">= 0,0000316 Вт</text:span></text:p>
      <text:p text:style-name="P29">Требуемая и фактическая оптическая плотность защитных материалов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Хроническое облучение глаз: </text:p>
          </table:table-cell>
          <table:table-cell table:style-name="Table4.A1" office:value-type="string">
            <text:p text:style-name="P3">Хроническое облучение кожи:</text:p>
            <text:p text:style-name="P3"><text:soft-page-break/><text:s/></text:p>
          </table:table-cell>
        </table:table-row>
        <table:table-row table:style-name="Table4.2">
          <table:table-cell table:style-name="Table4.A2" office:value-type="string">
            <text:p text:style-name="P1"><text:span text:style-name="T10">D</text:span><text:span text:style-name="T16">тр</text:span><text:span text:style-name="T3"> = </text:span><draw:frame draw:style-name="fr1" draw:name="6" text:anchor-type="as-char" svg:y="-0.2437in" svg:width="0.6756in" svg:height="0.4181in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T12"><text:s/>= 7,3</text:span></text:p>
          </table:table-cell>
          <table:table-cell table:style-name="Table4.A2" office:value-type="string">
            <text:p text:style-name="P1"><text:span text:style-name="T10">D</text:span><text:span text:style-name="T16">тр</text:span><text:span text:style-name="T3"> = </text:span><text:span text:style-name="T12"><draw:frame draw:style-name="fr1" draw:name="Object1" text:anchor-type="as-char" svg:y="-0.172in" svg:width="0.848in" svg:height="0.2075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<text:s/>= 4,8</text:span></text:p>
          </table:table-cell>
        </table:table-row>
      </table:table>
      <text:p text:style-name="P14"><text:span text:style-name="T1">Выводы. </text:span><text:span text:style-name="T5">1) </text:span><text:span text:style-name="T4">На основании заключений по заданиям 1 и 2 лазерную установку можно отнести к </text:span><text:span text:style-name="T8">IV</text:span><text:span text:style-name="T4"> классу опасности. Для защиты работника необходимо использовать: очки со </text:span><text:span text:style-name="T6">стёклами</text:span><text:span text:style-name="T4">: СЗС22, защитные щитки из С3С22.</text:span></text:p>
      <text:p text:style-name="P15">2) Комплекс мер по защите от лазерного излучения полученного класса опасности включает в себя.</text:p>
      <text:list xml:id="list254893057" text:style-name="WWNum1">
        <text:list-item>
          <text:p text:style-name="P30">Размещение в отдельных помещениях</text:p>
        </text:list-item>
        <text:list-item>
          <text:p text:style-name="P30">Иметь матовую поверхность с диффузным отражением (низким коэффициентом)</text:p>
        </text:list-item>
        <text:list-item>
          <text:p text:style-name="P30">Размещение пульта управления в отдельном помещении</text:p>
        </text:list-item>
        <text:list-item>
          <text:p text:style-name="P30">Оградительные, преградительные средства защиты</text:p>
        </text:list-item>
        <text:list-item>
          <text:p text:style-name="P30">Средства индивидуальной защиты</text:p>
        </text:list-item>
        <text:list-item>
          <text:p text:style-name="P30">Предупреждающие надписи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Работу выполнили (подписи)</text:p>
          </table:table-cell>
          <table:table-cell table:style-name="Table5.A1" office:value-type="string">
            <text:p text:style-name="P4">Дата</text:p>
          </table:table-cell>
          <table:table-cell table:style-name="Table5.A1" office:value-type="string">
            <text:p text:style-name="P4">Работу принял (подпись)</text:p>
          </table:table-cell>
          <table:table-cell table:style-name="Table5.A1" office:value-type="string">
            <text:p text:style-name="P4">Дата</text:p>
          </table:table-cell>
        </table:table-row>
        <table:table-row table:style-name="Table5.1">
          <table:table-cell table:style-name="Table5.A2" office:value-type="string">
            <text:p text:style-name="P22">Гасанзаде М.А.</text:p>
            <text:p text:style-name="P3"/>
          </table:table-cell>
          <table:table-cell table:style-name="Table5.B2" office:value-type="string">
            <text:p text:style-name="P22">10.12.2020</text:p>
          </table:table-cell>
          <table:table-cell table:style-name="Table5.C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SymbolMT" svg:font-family="SymbolMT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Дом</meta:initial-creator>
    <meta:editing-cycles>8</meta:editing-cycles>
    <meta:creation-date>2020-12-01T09:19:00</meta:creation-date>
    <dc:date>2020-12-09T14:55:49.323764763</dc:date>
    <meta:editing-duration>PT1H56M15S</meta:editing-duration>
    <meta:generator>LibreOffice/6.4.6.2$Linux_X86_64 LibreOffice_project/40$Build-2</meta:generator>
    <meta:document-statistic meta:table-count="5" meta:image-count="0" meta:object-count="7" meta:page-count="2" meta:paragraph-count="67" meta:word-count="347" meta:character-count="2421" meta:non-whitespace-character-count="21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n>5</mn>
      <mo stretchy="false">⋅</mo>
      <msup>
        <mn>10</mn>
        <mn>2</mn>
      </msup>
    </mrow>
    <annotation encoding="StarMath 5.0">5 cdot {10} ^ {2}  </annotation>
  </semantics>
</math>
</file>

<file path=Object 12/content.xml><?xml version="1.0" encoding="utf-8"?>
<math xmlns="http://www.w3.org/1998/Math/MathML" display="block">
  <semantics>
    <mrow>
      <mi mathvariant="italic">lg</mi>
      <mi>⁡</mi>
      <mrow>
        <mo fence="true" stretchy="false">(</mo>
        <mrow>
          <mfrac>
            <mi>P</mi>
            <msub>
              <mi>P</mi>
              <mi mathvariant="italic">ПДУ</mi>
            </msub>
          </mfrac>
        </mrow>
        <mo fence="true" stretchy="false">)</mo>
      </mrow>
    </mrow>
    <annotation encoding="StarMath 5.0">lg⁡( {P} over {{P} rsub {ПДУ}} )</annotation>
  </semantics>
</math>
</file>

<file path=Object 2/content.xml><?xml version="1.0" encoding="utf-8"?>
<math xmlns="http://www.w3.org/1998/Math/MathML" display="block">
  <semantics>
    <mrow>
      <mrow>
        <mi>τ</mi>
        <mo stretchy="false">=</mo>
        <mrow>
          <mn>4</mn>
          <mo stretchy="false">∗</mo>
          <msup>
            <mn>10</mn>
            <mrow>
              <mo stretchy="false">−</mo>
              <mn>9</mn>
            </mrow>
          </msup>
        </mrow>
      </mrow>
      <mi>с</mi>
      <mi>;</mi>
    </mrow>
    <annotation encoding="StarMath 5.0">τ=4*  {10} ^ {-9} с; </annotation>
  </semantics>
</math>
</file>

<file path=Object 3/content.xml><?xml version="1.0" encoding="utf-8"?>
<math xmlns="http://www.w3.org/1998/Math/MathML" display="block">
  <semantics>
    <mrow>
      <mrow>
        <mi>τ</mi>
        <mo stretchy="false">=</mo>
        <mrow>
          <mn>4</mn>
          <mo stretchy="false">⋅</mo>
          <msup>
            <mn>10</mn>
            <mrow>
              <mo stretchy="false">−</mo>
              <mn>9</mn>
            </mrow>
          </msup>
        </mrow>
      </mrow>
      <mi>c</mi>
      <mi>;</mi>
    </mrow>
    <annotation encoding="StarMath 5.0">%tau = 4 cdot 10^{ -9 } c;</annotation>
  </semantics>
</math>
</file>

<file path=Object 4/content.xml><?xml version="1.0" encoding="utf-8"?>
<math xmlns="http://www.w3.org/1998/Math/MathML" display="block">
  <semantics>
    <mrow>
      <mn>1,2</mn>
      <mo stretchy="false">∗</mo>
      <msup>
        <mn>10</mn>
        <mrow>
          <mo stretchy="false">−</mo>
          <mn>4</mn>
        </mrow>
      </msup>
      <mo stretchy="false">/</mo>
      <mroot>
        <mn>3,75</mn>
        <mn>3</mn>
      </mroot>
    </mrow>
    <annotation encoding="StarMath 5.0">1,2* {10} ^ {-4} / nroot {3} {3,75}</annotation>
  </semantics>
</math>
</file>

<file path=Object 6/content.xml><?xml version="1.0" encoding="utf-8"?>
<math xmlns="http://www.w3.org/1998/Math/MathML" display="block">
  <semantics>
    <mrow>
      <mrow>
        <mn>2</mn>
        <mo stretchy="false">∗</mo>
        <mi mathvariant="italic">arctg</mi>
      </mrow>
      <mrow>
        <mo fence="true" stretchy="false">(</mo>
        <mrow>
          <mrow>
            <mn>5</mn>
            <mo stretchy="false">∗</mo>
            <msub>
              <mi>d</mi>
              <mi>п</mi>
            </msub>
          </mrow>
        </mrow>
        <mo fence="true" stretchy="false">)</mo>
      </mrow>
    </mrow>
    <annotation encoding="StarMath 5.0">2*arctg( 5* {d} rsub {п} )</annotation>
  </semantics>
</math>
</file>

<file path=Object 8/content.xml><?xml version="1.0" encoding="utf-8"?>
<math xmlns="http://www.w3.org/1998/Math/MathML" display="block">
  <semantics>
    <mrow>
      <mn>1</mn>
      <mo stretchy="false">+</mo>
      <mrow>
        <msup>
          <mn>10</mn>
          <mn>3</mn>
        </msup>
        <mo stretchy="false">∗</mo>
        <msup>
          <mn>0,12</mn>
          <mn>2</mn>
        </msup>
      </mrow>
    </mrow>
    <annotation encoding="StarMath 5.0">1+ {10} ^ {3} * {0,12} ^ {2}</annotation>
  </semantics>
</math>
</file>